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b9fa" officeooo:paragraph-rsid="001ab9f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b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April </text:span>202<text:span text:style-name="T5">4</text:span> under the <text:span text:style-name="T5">43rd</text:span> PA Meeting.</text:p>
      <text:p text:style-name="P1"/>
      <text:p text:style-name="P1">The Assembly, recognising the current situation,</text:p>
      <text:p text:style-name="P1"/>
      <text:p text:style-name="P4">Constitutes the need to update the server to 1.20.5 because of the new features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Comradedoggo_23</text:p>
      <text:p text:style-name="P1"/>
      <text:p text:style-name="P1"/>
      <text:p text:style-name="P1"/>
      <text:p text:style-name="Standard"><text:span text:style-name="T1">[</text:span><text:span text:style-name="T2">Motion 43-2: To update to 1.20.5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20:42:47.436402342</dc:date>
    <meta:editing-duration>PT2M34S</meta:editing-duration>
    <meta:editing-cycles>6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8" meta:word-count="47" meta:character-count="298" meta:non-whitespace-character-count="259"/>
  </office:meta>
</office:document-meta>
</file>